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1881" officeooo:paragraph-rsid="00011881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11881" officeooo:paragraph-rsid="00011881" style:font-weight-asian="bold" style:font-weight-complex="bold"/>
    </style:style>
    <style:style style:name="P3" style:family="paragraph" style:parent-style-name="Standard">
      <style:text-properties style:font-name="Arial" officeooo:rsid="00011881" officeooo:paragraph-rsid="00011881"/>
    </style:style>
    <style:style style:name="P4" style:family="paragraph" style:parent-style-name="Standard">
      <style:text-properties style:font-name="Arial" officeooo:rsid="00011881" officeooo:paragraph-rsid="00032e76"/>
    </style:style>
    <style:style style:name="P5" style:family="paragraph" style:parent-style-name="Standard">
      <style:text-properties style:font-name="Arial" officeooo:rsid="00011881" officeooo:paragraph-rsid="00048be6"/>
    </style:style>
    <style:style style:name="T1" style:family="text">
      <style:text-properties officeooo:rsid="0001b125"/>
    </style:style>
    <style:style style:name="T2" style:family="text">
      <style:text-properties officeooo:rsid="00032e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rição <text:span text:style-name="T1">da estratégia,</text:span> projeto Joaninhas Calorosas</text:p>
      <text:p text:style-name="P3"></text:p>
      <text:p text:style-name="P3"><text:tab/>Procuramos otimizar o código o máximo possível antes de tentar paraleliza-lo. Sendo assim:</text:p>
      <text:p text:style-name="P3"></text:p>
      <text:p text:style-name="P3"><text:tab/>[1]. evitamos fazer qualquer tipo de alocação dinâmica (chamadas à função malloc), já que possui caras chamadas de sistema;</text:p>
      <text:p text:style-name="P3"><text:tab/>[2]. também não utilizamos lista ligada (tempo de acesso e manipulação altos);</text:p>
      <text:p text:style-name="P3"><text:tab/>[3]. criamos dois vetores circulares de tamanho ((L*A -j) +1) (+1 pois em um vetor circular a posição final aponta sempre para uma casa vazia) que armazenam as perturbações (um para fontes de calor, outro para fontes de frio). Com isso, ganhamos em tempo de acesso e tempo de manipulação (basta incrementar posição final, ao colocar, e decrementar a inicial ao retirar);</text:p>
      <text:p text:style-name="P3"><text:tab/>[4]. a matriz de hexágonos guarda o tipo de elemento nela (vazia, joaninha, fonte de calor ou fonte de frio) e um índice para o vetor de joaninhas, assim, ao consultar um hexágono e nele tiver uma joaninha, não precisamos percorrer todo o vetor de joaninhas comparando linha e coluna para associa-la às joaninhas no vetor (que guarda suas informações);</text:p>
      <text:p text:style-name="P4"><text:tab/>[5]. outra estratégia interessante que nos permitiu aumentar bastante a eficiência do código, foi não percorrer toda a matriz de hexágonos para os cálculos de energia, já que fazer isso implica em O((L*A)*(j + número_de_perturbações)) operações. Mas se, utilizando os vetores de perturbações e o de joaninhas, podemos percorrer apenas as posições na  matriz que contém joaninhas e seus vizinhos, resultando em O((7*j)*(j + número_de_perturbações)) operações, onde 7*j (para cada joaninha e para cada um de seus 6 vizinhos) &lt;&lt; L*A. <text:span text:style-name="T1">Para isso, cada joaninha no vetor de joaninhas, possui um vetor de vizinhos vazios (6 posições);</text:span></text:p>
      <text:p text:style-name="P5"><text:tab/>[6]. feito o cálculo das energias das joaninhas de seus vizinhos vazios <text:span text:style-name="T1">(</text:span>sem ocupação por distúrbios ou outras joaninhas), verificamos as condições de movimento, para cada joaninha, olhando para os 'thetas' min e max dados, e se ela deve se mover, atualiz<text:span text:style-name="T2">amos</text:span> o campo de destino no vetor de joaninhas <text:span text:style-name="T2">e um flag que indica que ela deseja se mover</text:span>, <text:span text:style-name="T2">mas ainda não a movimentamos. Depois, na moveBugs(), para cada joaninha, verificamos os vizinhos da casa destino (onde deseja se mover) e se encontro uma joaninha entre eles, que não seja eu (a joaninhas que estou verificando o movimento), verifico se ela deseja se mover para a mesma casa destino (através do índice para o vetor de joaninhas, presente na matriz, acessando a energia da joaninha), se sim, calculo a diferença de energia entre a minha energia e a da casa destino com a da nova joaninha e a da casa destino. Se a minha (diferênça de energia) é maior, atualizo o flag da nova joaninha para que ela não queira se mover mais. Se a minha é menor, atualizo meu flag para que eu não me movimente. Mas se for igual, atualizo tanto o meu flag, quanto a da nova joaninha para que nenhuma de nós se movimente (condição de empate), mas continuo verificando os vizinhos à procura de outra joaninha que queira se mover para o mesmo lugar e tenha diferênça de energia maior. Com isso ganho mais uma vez em eficiência no código, já que o índice me permite acessar diretamente a joaninha em seu vetor, sem ter de percorrê-lo todo. Após isso percorremos novamente o vetor de joaninhas, e agora, todas que tiverem seus flags de movimento indicando movimento, podem se mover (sem conflito!). Nesse processo, são atualizados para 0.0 todos os campos de energia das joaninhas e seus vizinhos;</text:span></text:p>
      <text:p text:style-name="P5"><text:span text:style-name="T2"><text:tab/>[7]. atualizamos os vetores de distúrbios, conforme seus ciclos de vida, e incrementamos o ciclo da simulação. O processo repete-se até T ciclos.</text:span></text:p>
      <text:p text:style-name="P5"/>
      <text:p text:style-name="P5"/>
      <text:p text:style-name="P1"></text:p>
      <text:p text:style-name="P1"><text:soft-page-break/>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lo Oliveira</meta:initial-creator>
    <meta:creation-date>2014-12-05T15:24:28.927206978</meta:creation-date>
    <dc:date>2014-12-05T16:01:36.019034582</dc:date>
    <dc:creator>Marcello Oliveira</dc:creator>
    <meta:editing-duration>PT36M24S</meta:editing-duration>
    <meta:editing-cycles>7</meta:editing-cycles>
    <meta:generator>LibreOffice/4.2.7.2$Linux_X86_64 LibreOffice_project/420m0$Build-2</meta:generator>
    <meta:document-statistic meta:table-count="0" meta:image-count="0" meta:object-count="0" meta:page-count="2" meta:paragraph-count="14" meta:word-count="597" meta:character-count="3609" meta:non-whitespace-character-count="2982"/>
  </office:meta>
</office:document-meta>
</file>